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d22c7"/>
    </style:style>
    <style:style style:name="P3" style:family="paragraph" style:parent-style-name="Text_20_body">
      <style:paragraph-properties fo:text-align="justify" style:justify-single-word="false"/>
      <style:text-properties officeooo:paragraph-rsid="00201651"/>
    </style:style>
    <style:style style:name="P4" style:family="paragraph" style:parent-style-name="Text_20_body">
      <style:paragraph-properties fo:text-align="justify" style:justify-single-word="false"/>
      <style:text-properties officeooo:paragraph-rsid="00201b56"/>
    </style:style>
    <style:style style:name="T1" style:family="text">
      <style:text-properties officeooo:rsid="001d22c7"/>
    </style:style>
    <style:style style:name="T2" style:family="text">
      <style:text-properties officeooo:rsid="001e1938"/>
    </style:style>
    <style:style style:name="T3" style:family="text">
      <style:text-properties officeooo:rsid="00201651"/>
    </style:style>
    <style:style style:name="T4" style:family="text">
      <style:text-properties officeooo:rsid="00201b56"/>
    </style:style>
    <style:style style:name="T5" style:family="text">
      <style:text-properties fo:font-variant="normal" fo:text-transform="none" fo:color="#374151" loext:opacity="100%" style:font-name="S hne" fo:font-size="8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scido em Almavale, Gabriel cresceu entre os campos, enraizado nas tradições agrícolas e valores familiares. Inspirado pelas palavras de sua avó sobre o cuidado com a terra, ele fundou a "Aromalma" em 2018, uma plataforma que une fazendas familiares a consumidores que valorizam alimentos orgânicos e sustentabilidade. Com uma abordagem tecnológica, Gabriel criou uma experiência de compra online única, impulsionada por embalagens ecológicas e logística responsável. A "Aromalma" cresceu, expandindo-se para cosméticos naturais e produtos de limpeza ecológicos, apoiando comunidades rurais e projetos de conservação. Hoje, além de líder no mercado, a "Aromalma" é uma comunidade comprometida com a natureza e qualida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0:48:24.981000000</meta:creation-date>
    <dc:date>2023-08-09T22:25:44.485000000</dc:date>
    <meta:editing-duration>PT39M4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102" meta:character-count="721" meta:non-whitespace-character-count="620"/>
  </office:meta>
</office:document-meta>
</file>